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2f0f7" draw:textarea-horizontal-align="justify" draw:textarea-vertical-align="middle" draw:auto-grow-height="false" fo:min-height="5.056cm" fo:min-width="18.578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dd48f" draw:textarea-horizontal-align="justify" draw:textarea-vertical-align="middle" draw:auto-grow-height="false" fo:min-height="2.238cm" fo:min-width="4.398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000000" draw:marker-start-width="0.279cm" draw:marker-end-width="0.279cm" draw:fill="solid" draw:fill-color="#fdd48f" draw:textarea-horizontal-align="justify" draw:textarea-vertical-align="middle" draw:auto-grow-height="false" fo:min-height="2.555cm" fo:min-width="3.861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b8d698" draw:textarea-horizontal-align="justify" draw:textarea-vertical-align="middle" draw:auto-grow-height="false" fo:min-height="2.238cm" fo:min-width="4.398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8cm" draw:marker-end="Arrowheads_20_9" draw:marker-end-width="0.458cm" draw:fill="none" draw:textarea-vertical-align="middle" fo:padding-top="0.177cm" fo:padding-bottom="0.177cm" fo:padding-left="0.302cm" fo:padding-right="0.302cm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b8d698" draw:textarea-horizontal-align="justify" draw:textarea-vertical-align="middle" draw:auto-grow-height="false" fo:min-height="2.238cm" fo:min-width="4.401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3cdbb" draw:textarea-horizontal-align="justify" draw:textarea-vertical-align="middle" draw:auto-grow-height="false" fo:min-height="2.238cm" fo:min-width="2.093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87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e0e69a" draw:textarea-horizontal-align="justify" draw:textarea-vertical-align="middle" draw:auto-grow-height="false" fo:min-height="2.238cm" fo:min-width="4.029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906cm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000000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5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511cm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dedaeb" draw:textarea-horizontal-align="justify" draw:textarea-vertical-align="middle" draw:auto-grow-height="false" fo:min-height="2.238cm" fo:min-width="3.47cm" fo:padding-top="0.151cm" fo:padding-bottom="0.151cm" fo:padding-left="0.276cm" fo:padding-right="0.276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2f0f7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3" style:family="paragraph">
      <style:paragraph-properties fo:text-align="center"/>
      <style:text-properties style:font-name="Liberation Serif" fo:font-size="28pt" style:font-size-asian="28pt" style:font-size-complex="28pt"/>
    </style:style>
    <style:style style:name="P4" style:family="paragraph">
      <loext:graphic-properties draw:fill="solid" draw:fill-color="#fdd48f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Liberation Serif" fo:font-size="28pt" style:font-size-asian="28pt" style:font-size-complex="28pt"/>
    </style:style>
    <style:style style:name="P6" style:family="paragraph">
      <loext:graphic-properties draw:fill="solid" draw:fill-color="#fdd48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28pt" style:font-size-asian="28pt" style:font-size-complex="28pt"/>
    </style:style>
    <style:style style:name="P7" style:family="paragraph">
      <loext:graphic-properties draw:fill="solid" draw:fill-color="#b8d698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8" style:family="paragraph">
      <loext:graphic-properties draw:fill-color="#f3cdbb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P11" style:family="paragraph">
      <loext:graphic-properties draw:fill="none" draw:fill-color="#ffffff"/>
      <style:text-properties style:font-name="Liberation Serif"/>
    </style:style>
    <style:style style:name="P12" style:family="paragraph">
      <loext:graphic-properties draw:fill="solid" draw:fill-color="#e0e69a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13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P14" style:family="paragraph">
      <loext:graphic-properties draw:fill="solid" draw:fill-color="#dedaeb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ize="24pt" style:font-size-asian="24pt" style:font-size-complex="24pt"/>
    </style:style>
    <style:style style:name="T3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6" draw:id="id6" draw:layer="layout" svg:x1="27.687cm" svg:y1="9.469cm" svg:x2="27.675cm" svg:y2="8.632cm">
          <text:p/>
        </draw:line>
        <draw:custom-shape draw:style-name="gr2" draw:text-style-name="P2" xml:id="id2" draw:id="id2" draw:layer="layout" svg:width="19.13cm" svg:height="5.358cm" svg:x="22.855cm" svg:y="4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4.95cm" svg:height="2.54cm" svg:x="15.022cm" svg:y="5.493cm">
          <text:p text:style-name="P3"><text:span text:style-name="T1">Model </text:span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7" draw:id="id7" draw:layer="layout" svg:width="4.413cm" svg:height="2.857cm" svg:x="25.664cm" svg:y="5.337cm">
          <text:p text:style-name="P5"><text:span text:style-name="T1"><text:s/></text:span><text:span text:style-name="T1">For</text:span><text:span text:style-name="T1">ward </text:span><text:span text:style-name="T1">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4.95cm" svg:height="2.54cm" svg:x="17.522cm" svg:y="9.99cm">
          <text:p text:style-name="P3"><text:span text:style-name="T1">Inpu</text:span><text:span text:style-name="T1">t </text:span><text:span text:style-name="T1">batc</text:span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9.972cm" svg:y1="6.763cm" svg:x2="22.855cm" svg:y2="6.763cm" draw:start-shape="id1" draw:start-glue-point="1" draw:end-shape="id2" draw:end-glue-point="3" svg:d="M19972 6763h2883" svg:viewBox="0 0 2884 1">
          <text:p/>
        </draw:connector>
        <draw:connector draw:style-name="gr6" draw:text-style-name="P1" draw:layer="layout" svg:x1="22.472cm" svg:y1="14.235cm" svg:x2="33.936cm" svg:y2="9.442cm" draw:start-shape="id3" draw:start-glue-point="1" draw:end-shape="id4" draw:end-glue-point="2" svg:d="M22472 14235h11464v-4793" svg:viewBox="0 0 11465 4794">
          <text:p/>
        </draw:connector>
        <draw:custom-shape draw:style-name="gr7" draw:text-style-name="P7" xml:id="id3" draw:id="id3" draw:layer="layout" svg:width="4.953cm" svg:height="2.54cm" svg:x="17.519cm" svg:y="12.965cm">
          <text:p text:style-name="P3"><text:span text:style-name="T1">Targ</text:span><text:span text:style-name="T1">et </text:span><text:span text:style-name="T1">batc</text:span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8" draw:id="id8" draw:layer="layout" svg:width="2.645cm" svg:height="2.54cm" svg:x="32.71cm" svg:y="5.5cm">
          <text:p text:style-name="P3"><text:span text:style-name="T1">Lo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2.472cm" svg:y1="11.26cm" svg:x2="27.681cm" svg:y2="9.469cm" draw:start-shape="id5" draw:start-glue-point="1" draw:end-shape="id6" draw:end-glue-point="2" svg:d="M22472 11260h5209v-1791" svg:viewBox="0 0 5210 1792">
          <text:p/>
        </draw:connector>
        <draw:connector draw:style-name="gr6" draw:text-style-name="P1" draw:layer="layout" svg:x1="30.077cm" svg:y1="6.765cm" svg:x2="32.71cm" svg:y2="6.77cm" draw:start-shape="id7" draw:start-glue-point="1" draw:end-shape="id8" draw:end-glue-point="3" svg:d="M30077 6765h1316v5h1317" svg:viewBox="0 0 2634 6">
          <text:p/>
        </draw:connector>
        <draw:connector draw:style-name="gr6" draw:text-style-name="P1" draw:layer="layout" svg:x1="41.985cm" svg:y1="6.763cm" svg:x2="32.937cm" svg:y2="2.01cm" draw:start-shape="id2" draw:end-shape="id9" draw:end-glue-point="1" svg:d="M41985 6763h527v-4753h-9575" svg:viewBox="0 0 9576 4754">
          <text:p/>
        </draw:connector>
        <draw:frame draw:style-name="gr9" draw:text-style-name="P10" draw:layer="layout" svg:width="3.207cm" svg:height="2.123cm" svg:x="19.853cm" svg:y="5.536cm">
          <draw:text-box>
            <text:p text:style-name="P9"><text:span text:style-name="T2">float32</text:span></text:p>
          </draw:text-box>
        </draw:frame>
        <draw:frame draw:style-name="gr10" draw:text-style-name="P10" draw:layer="layout" svg:width="3.574cm" svg:height="1.187cm" svg:x="22.456cm" svg:y="10.15cm">
          <draw:text-box>
            <text:p text:style-name="P9"><text:span text:style-name="T2">float3</text:span><text:span text:style-name="T2">2</text:span></text:p>
          </draw:text-box>
        </draw:frame>
        <draw:frame draw:style-name="gr11" draw:text-style-name="P10" draw:layer="layout" svg:width="3.89cm" svg:height="1.187cm" svg:x="22.457cm" svg:y="13.15cm">
          <draw:text-box>
            <text:p text:style-name="P9"><text:span text:style-name="T2">float3</text:span><text:span text:style-name="T2">2</text:span></text:p>
          </draw:text-box>
        </draw:frame>
        <draw:frame draw:style-name="gr9" draw:text-style-name="P10" draw:layer="layout" svg:width="3.402cm" svg:height="2.123cm" svg:x="29.93cm" svg:y="5.554cm">
          <draw:text-box>
            <text:p text:style-name="P9"><text:span text:style-name="T2">float3</text:span><text:span text:style-name="T2">2</text:span></text:p>
          </draw:text-box>
        </draw:frame>
        <draw:frame draw:style-name="gr9" draw:text-style-name="P10" draw:layer="layout" svg:width="3.505cm" svg:height="2.123cm" svg:x="35.225cm" svg:y="5.554cm">
          <draw:text-box>
            <text:p text:style-name="P9"><text:span text:style-name="T2">fl</text:span><text:span text:style-name="T2">oa</text:span><text:span text:style-name="T2">t3</text:span><text:span text:style-name="T2">2</text:span></text:p>
          </draw:text-box>
        </draw:frame>
        <draw:frame draw:style-name="gr11" draw:text-style-name="P11" draw:layer="layout" svg:width="2.557cm" svg:height="1cm" svg:x="26.185cm" svg:y="1.154cm">
          <draw:text-box>
            <text:p><text:span text:style-name="T3">float32</text:span></text:p>
          </draw:text-box>
        </draw:frame>
        <draw:custom-shape draw:style-name="gr12" draw:text-style-name="P12" xml:id="id9" draw:id="id9" draw:layer="layout" svg:width="4.581cm" svg:height="2.54cm" svg:x="28.356cm" svg:y="0.74cm">
          <text:p text:style-name="P3"><text:span text:style-name="T1">Opti</text:span><text:span text:style-name="T1">miz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356cm" svg:y1="2.01cm" svg:x2="17.497cm" svg:y2="5.493cm" draw:start-shape="id9" draw:start-glue-point="3" draw:end-shape="id1" draw:end-glue-point="0" svg:d="M28356 2010h-10859v3483" svg:viewBox="0 0 10860 3484">
          <text:p/>
        </draw:connector>
        <draw:frame draw:style-name="gr13" draw:text-style-name="P10" draw:layer="layout" svg:width="3.328cm" svg:height="1.187cm" svg:x="42.387cm" svg:y="6.063cm">
          <draw:text-box>
            <text:p text:style-name="P9"><text:span text:style-name="T2">float3</text:span><text:span text:style-name="T2">2</text:span></text:p>
          </draw:text-box>
        </draw:frame>
        <draw:line draw:style-name="gr14" draw:text-style-name="P1" draw:layer="layout" svg:x1="35.367cm" svg:y1="6.766cm" svg:x2="37.963cm" svg:y2="6.763cm">
          <text:p/>
        </draw:line>
        <draw:line draw:style-name="gr14" draw:text-style-name="P1" draw:layer="layout" svg:x1="27.676cm" svg:y1="9.442cm" svg:x2="27.676cm" svg:y2="8.194cm">
          <text:p/>
        </draw:line>
        <draw:line draw:style-name="gr14" draw:text-style-name="P1" draw:layer="layout" svg:x1="22.855cm" svg:y1="6.763cm" svg:x2="25.664cm" svg:y2="6.749cm">
          <text:p/>
        </draw:line>
        <draw:frame draw:style-name="gr15" draw:text-style-name="P13" draw:layer="layout" svg:width="10.71cm" svg:height="1.344cm" svg:x="22.816cm" svg:y="3.94cm">
          <draw:text-box>
            <text:p><text:span text:style-name="T1">@</text:span><text:span text:style-name="T1">e</text:span><text:span text:style-name="T1">q</text:span><text:span text:style-name="T1">u</text:span><text:span text:style-name="T1">i</text:span><text:span text:style-name="T1">n</text:span><text:span text:style-name="T1">o</text:span><text:span text:style-name="T1">x</text:span><text:span text:style-name="T1">.f</text:span><text:span text:style-name="T1">il</text:span><text:span text:style-name="T1">t</text:span><text:span text:style-name="T1">e</text:span><text:span text:style-name="T1">r</text:span><text:span text:style-name="T1">_</text:span><text:span text:style-name="T1">g</text:span><text:span text:style-name="T1">r</text:span><text:span text:style-name="T1">a</text:span><text:span text:style-name="T1">d</text:span></text:p>
          </draw:text-box>
        </draw:frame>
        <draw:line draw:style-name="gr1" draw:text-style-name="P1" xml:id="id4" draw:id="id4" draw:layer="layout" svg:x1="33.942cm" svg:y1="9.442cm" svg:x2="33.93cm" svg:y2="8.605cm">
          <text:p/>
        </draw:line>
        <draw:line draw:style-name="gr14" draw:text-style-name="P1" draw:layer="layout" svg:x1="33.938cm" svg:y1="9.442cm" svg:x2="33.93cm" svg:y2="8.021cm">
          <text:p/>
        </draw:line>
        <draw:frame draw:style-name="gr9" draw:text-style-name="P10" draw:layer="layout" svg:width="3.331cm" svg:height="2.123cm" svg:x="33.854cm" svg:y="8.442cm">
          <draw:text-box>
            <text:p text:style-name="P9"><text:span text:style-name="T2">float32</text:span></text:p>
          </draw:text-box>
        </draw:frame>
        <draw:frame draw:style-name="gr9" draw:text-style-name="P10" draw:layer="layout" svg:width="3.444cm" svg:height="2.123cm" svg:x="27.666cm" svg:y="8.442cm">
          <draw:text-box>
            <text:p text:style-name="P9"><text:span text:style-name="T2">float32</text:span></text:p>
          </draw:text-box>
        </draw:frame>
        <draw:frame draw:style-name="gr16" draw:text-style-name="P10" draw:layer="layout" svg:width="3.105cm" svg:height="1.187cm" svg:x="22.76cm" svg:y="5.536cm">
          <draw:text-box>
            <text:p text:style-name="P9"><text:span text:style-name="T2">float3</text:span><text:span text:style-name="T2">2</text:span></text:p>
          </draw:text-box>
        </draw:frame>
        <draw:custom-shape draw:style-name="gr17" draw:text-style-name="P14" draw:layer="layout" svg:width="4.022cm" svg:height="2.54cm" svg:x="37.963cm" svg:y="5.478cm">
          <text:p text:style-name="P3"><text:span text:style-name="T1">Gradie</text:span><text:span text:style-name="T1">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.96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8T09:44:16.133845075</meta:creation-date>
    <dc:date>2025-05-22T14:34:46.434759289</dc:date>
    <meta:editing-duration>P2DT6H54M17S</meta:editing-duration>
    <meta:editing-cycles>89</meta:editing-cycles>
    <meta:generator>LibreOffice/25.2.3.2$Linux_X86_64 LibreOffice_project/520$Build-2</meta:generator>
    <meta:print-date>2025-05-22T14:27:33.208126764</meta:print-date>
    <meta:printed-by>PDF files</meta:printed-by>
    <meta:document-statistic meta:object-count="31"/>
  </office:meta>
</office:document-meta>
</file>